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1ED9000028610DA51C7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1.508cm" style:auto-text-indent="false"/>
      <style:text-properties style:font-name="Times New Roman2" fo:font-size="14pt" style:font-size-asian="14pt" style:font-size-complex="14pt"/>
    </style:style>
    <style:style style:name="P2" style:family="paragraph" style:parent-style-name="Text_20_body" style:master-page-name="">
      <style:paragraph-properties fo:margin-left="0cm" fo:margin-right="0cm" fo:margin-top="0cm" fo:margin-bottom="0cm" fo:text-align="center" style:justify-single-word="false" fo:text-indent="1.508cm" style:auto-text-indent="false" style:page-number="auto"/>
      <style:text-properties style:font-name="Times New Roman2"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  <style:text-properties style:font-name="Times New Roman2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text-align="end" style:justify-single-word="false" fo:text-indent="1.508cm" style:auto-text-indent="false"/>
      <style:text-properties style:font-name="Times New Roman2"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50%" fo:text-indent="1.508cm" style:auto-text-indent="false"/>
      <style:text-properties style:font-name="Times New Roman2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508cm" style:auto-text-indent="false"/>
      <style:text-properties style:font-name="Times New Roman2"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508cm" style:auto-text-indent="false"/>
      <style:text-properties style:font-name="Times New Roman2"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fo:line-height="150%" fo:text-indent="1.508cm" style:auto-text-indent="false"/>
      <style:text-properties style:font-name="Times New Roman2" fo:font-size="14pt" fo:font-weight="bold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fo:line-height="115%" fo:text-indent="1.508cm" style:auto-text-indent="false" fo:break-before="page"/>
      <style:text-properties style:font-name="Times New Roman2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  <style:text-properties style:font-name="Times New Roman2" fo:font-size="14pt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науки и высшего образования Российской Федерации</text:p>
      <text:p text:style-name="P3">Федеральное государственное бюджетное образовательное</text:p>
      <text:p text:style-name="P3">учреждение высшего образования</text:p>
      <text:p text:style-name="P3">Кубанский государственный технологический университет</text:p>
      <text:p text:style-name="P3">(ФБГОУ ВО КубГТУ)</text:p>
      <text:p text:style-name="P3"/>
      <text:p text:style-name="P3">Институт компьютерных систем и информационной безопасности</text:p>
      <text:p text:style-name="P3">Кафедра информационных систем и программирова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к</text:p>
      <text:p text:style-name="P3">лабораторной работе №1:</text:p>
      <text:p text:style-name="P3">«Проектирование гетерогенной архитектуры информационной системы»</text:p>
      <text:p text:style-name="P3">по дисциплине «Нереляционные базы данных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</text:p>
      <text:p text:style-name="P4">группы 19-КМ-ПИ1</text:p>
      <text:p text:style-name="P4">Ручка Артем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Краснодар </text:p>
      <text:p text:style-name="P3">2020</text:p>
      <text:p text:style-name="P9"/>
      <text:p text:style-name="P8">Цель работы</text:p>
      <text:p text:style-name="P5">Получение навыка проектирования гетерогенной архитектуры</text:p>
      <text:p text:style-name="P5">информационных систем.</text:p>
      <text:p text:style-name="P5"/>
      <text:p text:style-name="P8">Задания</text:p>
      <text:p text:style-name="P5">1. Определите для себя и дальнейшего прохождения дисциплины</text:p>
      <text:p text:style-name="P5">предметную область, для которой вы будете проектировать и</text:p>
      <text:p text:style-name="P5">разрабатывать гетерогенную архитектуру информационной системы.</text:p>
      <text:p text:style-name="P5">Чётко опишите сущности предметной области, источники данных</text:p>
      <text:p text:style-name="P5">для них, каков объём сущностей одного типа будет храниться и</text:p>
      <text:p text:style-name="P5">обрабатываться. (Примените для этого язык UML.)</text:p>
      <text:p text:style-name="P5">2. Выделите подсистемы разрабатываемой информационной системы.</text:p>
      <text:p text:style-name="P5">Опишите назначение каждой из них. Опишите структуру данных</text:p>
      <text:p text:style-name="P5">этих подсистем. (Примените для этого язык UML.)</text:p>
      <text:p text:style-name="P5">3. Укажите внешние для информационной системы источники данных</text:p>
      <text:p text:style-name="P5">и запросов на получение информации.</text:p>
      <text:p text:style-name="P5">4. Выберите для каждой подсистемы свою СУБД и обоснуйте свой</text:p>
      <text:p text:style-name="P5">выбор.</text:p>
      <text:p text:style-name="P5">5. Решите, будете ли вы использовать рекомендуемые СУБД или их</text:p>
      <text:p text:style-name="P5">аналоги, например, вместо MongoDB – CouchDB, или вместо Redis –</text:p>
      <text:p text:style-name="P5">Memcached.</text:p>
      <text:p text:style-name="P5"/>
      <text:p text:style-name="P8">Ход работы</text:p>
      <text:p text:style-name="P5">1. Выбранная предметная область – проектирование и разработка гетерогенной архитектуры для блог-платформы.</text:p>
      <text:p text:style-name="P6">2. В результате анализа предметной области, для решения поставленной задачи было решено использовать язык программирования <text:span text:style-name="T1">Node</text:span>.<text:span text:style-name="T1">js</text:span>, как наиболее современный и удобный для решения поставленной цели. </text:p>
      <text:p text:style-name="P6">Основные подсистемы разрабатываемого приложения:</text:p>
      <text:p text:style-name="P6"><text:soft-page-break/>- Регистрация и авторизация пользователей</text:p>
      <text:p text:style-name="P6">- Размещение записей и возможность комментирования их</text:p>
      <text:p text:style-name="P6">- Поиск по сайту</text:p>
      <text:p text:style-name="P6"/>
      <text:p text:style-name="P7"><draw:frame draw:style-name="fr1" draw:name="Графический объект1" text:anchor-type="paragraph" svg:width="7.897cm" svg:height="10.336cm" draw:z-index="0"><draw:image xlink:href="Pictures/2000000B00001ED9000028610DA51C76.svm" xlink:type="simple" xlink:show="embed" xlink:actuate="onLoad"/></draw:frame>Рисунок – Диаграмма классов</text:p>
      <text:p text:style-name="P6"/>
      <text:p text:style-name="P6">3. В качестве внешних источников данных будут выступать используемые СУБД.</text:p>
      <text:p text:style-name="P6">4. Для интеграции в <text:span text:style-name="T1">web</text:span>-приложение были выбраны следующие нереляционные базы данных - <text:span text:style-name="T1">MongoDB</text:span>, <text:span text:style-name="T1">Neo</text:span>4<text:span text:style-name="T1">j</text:span>, <text:span text:style-name="T1">Redis</text:span>. <text:span text:style-name="T1">MongoDB</text:span> будет использована для хранения постов блогера и комментариев к ним. С помощью <text:span text:style-name="T1">Neo</text:span>4<text:span text:style-name="T1">j</text:span> будет реализована функция поиска в <text:span text:style-name="T1">web</text:span>-приложении. В базе данных <text:span text:style-name="T1">Redis</text:span> будут храниться сессии пользователей <text:span text:style-name="T1">web</text:span>-приложения. </text:p>
      <text:p text:style-name="P5">5. Для решения поставленных задач были выбраны рекомендованные преподавателем СУБД.</text:p>
      <text:p text:style-name="P8">Вывод</text:p>
      <text:p text:style-name="P5">В результате работы были выполнены все поставленные задачи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0S</meta:editing-duration>
    <meta:editing-cycles>4</meta:editing-cycles>
    <meta:generator>OpenOffice/4.1.7$Win32 OpenOffice.org_project/417m1$Build-9800</meta:generator>
    <dc:date>2020-03-25T13:22:27.30</dc:date>
    <meta:document-statistic meta:table-count="0" meta:image-count="1" meta:object-count="0" meta:page-count="3" meta:paragraph-count="49" meta:word-count="311" meta:character-count="2463"/>
    <meta:user-defined meta:name="Info 1"/>
    <meta:user-defined meta:name="Info 2"/>
    <meta:user-defined meta:name="Info 3"/>
    <meta:user-defined meta:name="Info 4"/>
  </office:meta>
</office:document-meta>
</file>